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b09" officeooo:paragraph-rsid="00061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S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3T19:19:28.409626967</meta:creation-date>
    <dc:date>2025-12-13T19:19:49.838268009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4.7.2$Linux_X86_64 LibreOffice_project/40$Build-2</meta:generator>
  </office:meta>
</office:document-meta>
</file>